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ef77" officeooo:paragraph-rsid="000aef77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to run this applicatio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1T21:25:42.400225901</meta:creation-date>
    <dc:date>2020-12-11T21:26:57.327563774</dc:date>
    <meta:editing-duration>PT1M16S</meta:editing-duration>
    <meta:editing-cycles>1</meta:editing-cycles>
    <meta:document-statistic meta:table-count="0" meta:image-count="0" meta:object-count="0" meta:page-count="1" meta:paragraph-count="1" meta:word-count="5" meta:character-count="36" meta:non-whitespace-character-count="32"/>
    <meta:generator>LibreOffice/7.0.2.2$Linux_X86_64 LibreOffice_project/3a01483fc371ab18cfca4bab0d636937da5eaf70</meta:generator>
  </office:meta>
</office:document-meta>
</file>